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2.3154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4791in"/>
    </style:style>
    <style:style style:name="co5" style:family="table-column">
      <style:table-column-properties fo:break-before="auto" style:column-width="2.5516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0.9646in"/>
    </style:style>
    <style:style style:name="co8" style:family="table-column">
      <style:table-column-properties fo:break-before="auto" style:column-width="1.0291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8465in"/>
    </style:style>
    <style:style style:name="co12" style:family="table-column">
      <style:table-column-properties fo:break-before="auto" style:column-width="7.676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6.0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master 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0 Mod Name</text:p>
          </table:table-cell>
          <table:table-cell table:style-name="ce2" office:value-type="string" calcext:value-type="string">
            <text:p>1 Author</text:p>
          </table:table-cell>
          <table:table-cell table:style-name="ce2" office:value-type="string" calcext:value-type="string">
            <text:p>2 Short Name</text:p>
          </table:table-cell>
          <table:table-cell table:style-name="ce2" office:value-type="string" calcext:value-type="string">
            <text:p>3 tp2</text:p>
          </table:table-cell>
          <table:table-cell table:style-name="ce2" office:value-type="string" calcext:value-type="string">
            <text:p>4 IWD File</text:p>
          </table:table-cell>
          <table:table-cell table:style-name="ce2" office:value-type="string" calcext:value-type="string">
            <text:p>5 IWD comp#</text:p>
          </table:table-cell>
          <table:table-cell table:style-name="ce2" office:value-type="string" calcext:value-type="string">
            <text:p>6 <text:s/>HoW File</text:p>
          </table:table-cell>
          <table:table-cell table:style-name="ce2" office:value-type="string" calcext:value-type="string">
            <text:p>7 HoW comp#</text:p>
          </table:table-cell>
          <table:table-cell table:style-name="ce2" office:value-type="string" calcext:value-type="string">
            <text:p>8 rc iwd</text:p>
          </table:table-cell>
          <table:table-cell table:style-name="ce2" office:value-type="string" calcext:value-type="string">
            <text:p>9 RC HoW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1"/>
        </table:table-row>
        <table:table-row table:style-name="ro1">
          <table:table-cell/>
          <table:table-cell office:value-type="string" calcext:value-type="string">
            <text:p>Athanasios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athanasios</text:p>
          </table:table-cell>
          <table:table-cell office:value-type="string" calcext:value-type="string">
            <text:p>athanasiosnpc/athanasios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edriel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caedriel</text:p>
          </table:table-cell>
          <table:table-cell office:value-type="string" calcext:value-type="string">
            <text:p>caedrielnpc/caedriel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issing all banters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ssia</text:p>
          </table:table-cell>
          <table:table-cell office:value-type="string" calcext:value-type="string">
            <text:p>Arvendor</text:p>
          </table:table-cell>
          <table:table-cell office:value-type="string" calcext:value-type="string">
            <text:p>cassia</text:p>
          </table:table-cell>
          <table:table-cell office:value-type="string" calcext:value-type="string">
            <text:p>cassianpc/cassi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endjeli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endjelion</text:p>
          </table:table-cell>
          <table:table-cell office:value-type="string" calcext:value-type="string">
            <text:p>dendjelion/dendjelio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endj</text:p>
          </table:table-cell>
          <table:table-cell/>
          <table:table-cell office:value-type="string" calcext:value-type="string">
            <text:p>Missing Tal’zkah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usk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dusky</text:p>
          </table:table-cell>
          <table:table-cell office:value-type="string" calcext:value-type="string">
            <text:p>dusky/dusk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dusk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mmet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hommet</text:p>
          </table:table-cell>
          <table:table-cell office:value-type="string" calcext:value-type="string">
            <text:p>hommet/hommet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ina/i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#ina.bc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WD NPCs</text:p>
          </table:table-cell>
          <table:table-cell office:value-type="string" calcext:value-type="string">
            <text:p>Kulyok</text:p>
          </table:table-cell>
          <table:table-cell office:value-type="string" calcext:value-type="string">
            <text:p>iwdnpc</text:p>
          </table:table-cell>
          <table:table-cell office:value-type="string" calcext:value-type="string">
            <text:p>iwdnpc/iwd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#holvi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arihi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karihi</text:p>
          </table:table-cell>
          <table:table-cell office:value-type="string" calcext:value-type="string">
            <text:p>karihinpc/karihi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karih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’ann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lanna</text:p>
          </table:table-cell>
          <table:table-cell office:value-type="string" calcext:value-type="string">
            <text:p>lanna/lann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inerva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minerva</text:p>
          </table:table-cell>
          <table:table-cell office:value-type="string" calcext:value-type="string">
            <text:p>minervanpc/minerva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0mmins.bc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irik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nirik</text:p>
          </table:table-cell>
          <table:table-cell office:value-type="string" calcext:value-type="string">
            <text:p>niriknpc/nirik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o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noon</text:p>
          </table:table-cell>
          <table:table-cell/>
          <table:table-cell office:value-type="string" calcext:value-type="string">
            <text:p>l#no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ak-Maw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ak-maw</text:p>
          </table:table-cell>
          <table:table-cell office:value-type="string" calcext:value-type="string">
            <text:p>oakmaw/oakmaw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Orra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orra</text:p>
          </table:table-cell>
          <table:table-cell office:value-type="string" calcext:value-type="string">
            <text:p>orra/orra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al'zkah</text:p>
          </table:table-cell>
          <table:table-cell office:value-type="string" calcext:value-type="string">
            <text:p>The Artisan</text:p>
          </table:table-cell>
          <table:table-cell office:value-type="string" calcext:value-type="string">
            <text:p>talzkah</text:p>
          </table:table-cell>
          <table:table-cell office:value-type="string" calcext:value-type="string">
            <text:p>talzkahnpc/talzkahnpc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pps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tipps/tipps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'viy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tviy</text:p>
          </table:table-cell>
          <table:table-cell office:value-type="string" calcext:value-type="string">
            <text:p>tviy/tviy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rchin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urchin</text:p>
          </table:table-cell>
          <table:table-cell office:value-type="string" calcext:value-type="string">
            <text:p>urchin/urchin.tp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Xikâsz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xikasz</text:p>
          </table:table-cell>
          <table:table-cell/>
          <table:table-cell office:value-type="string" calcext:value-type="string">
            <text:p>l#xik.cre</text:p>
          </table:table-cell>
          <table:table-cell table:number-columns-repeated="5"/>
          <table:table-cell office:value-type="string" calcext:value-type="string">
            <text:p>Can be component 0 or 1, so use file</text:p>
          </table:table-cell>
          <table:table-cell table:number-columns-repeated="1011"/>
        </table:table-row>
      </table:table>
      <table:table table:name="for mod__array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table:formula="of:=CONCATENATE([$'master input'.A1];&quot;  ~&quot;;[$'master input'.B1];&quot;~, ~&quot;;[$'master input'.C1];&quot;~, ~&quot;;[$'master input'.D1];&quot;~, ~&quot;;[$'master input'.E1];&quot;~, ~&quot;;[$'master input'.F1];&quot;~, ~&quot;;[$'master input'.G1];&quot;~, ~&quot;;[$'master input'.H1];&quot;~, ~&quot;;[$'master input'.I1];&quot;~, ~&quot;;[$'master input'.J1];&quot;~, ~&quot;;[$'master input'.K1];&quot;~ =&gt; ~-1~ // &quot;;[$'master input'.L1])" office:value-type="string" office:string-value="//  ~0 Mod Name~, ~1 Author~, ~2 Short Name~, ~3 tp2~, ~4 IWD File~, ~5 IWD comp#~, ~6  HoW File~, ~7 HoW comp#~, ~8 rc iwd~, ~9 RC HoW~ =&gt; ~-1~ // Comments" calcext:value-type="string">
            <text:p>// <text:s/>~0 Mod Name~, ~1 Author~, ~2 Short Name~, ~3 tp2~, ~4 IWD File~, ~5 IWD comp#~, ~6 <text:s/>HoW File~, ~7 HoW comp#~, ~8 rc iwd~, ~9 RC HoW~ =&gt; ~-1~ // Comments</text:p>
          </table:table-cell>
        </table:table-row>
        <table:table-row table:style-name="ro1">
          <table:table-cell table:formula="of:=CONCATENATE([$'master input'.A2];&quot;  ~&quot;;[$'master input'.B2];&quot;~, ~&quot;;[$'master input'.C2];&quot;~, ~&quot;;[$'master input'.D2];&quot;~, ~&quot;;[$'master input'.E2];&quot;~, ~&quot;;[$'master input'.F2];&quot;~, ~&quot;;[$'master input'.G2];&quot;~, ~&quot;;[$'master input'.H2];&quot;~, ~&quot;;[$'master input'.I2];&quot;~, ~&quot;;[$'master input'.J2];&quot;~, ~&quot;;[$'master input'.K2];&quot;~ =&gt; ~-1~ // &quot;;[$'master input'.L2])" office:value-type="string" office:string-value="  ~Athanasios~, ~The Artisan~, ~athanasios~, ~athanasiosnpc/athanasiosnpc.tp2~, ~~, ~0~, ~~, ~~, ~~, ~~ =&gt; ~-1~ // Missing all banters?" calcext:value-type="string">
            <text:p><text:s text:c="2"/>~Athanasios~, ~The Artisan~, ~athanasios~, ~athanasiosnpc/athanasiosnpc.tp2~, ~~, ~0~, ~~, ~~, ~~, ~~ =&gt; ~-1~ // Missing all banters?</text:p>
          </table:table-cell>
        </table:table-row>
        <table:table-row table:style-name="ro1">
          <table:table-cell table:formula="of:=CONCATENATE([$'master input'.A3];&quot;  ~&quot;;[$'master input'.B3];&quot;~, ~&quot;;[$'master input'.C3];&quot;~, ~&quot;;[$'master input'.D3];&quot;~, ~&quot;;[$'master input'.E3];&quot;~, ~&quot;;[$'master input'.F3];&quot;~, ~&quot;;[$'master input'.G3];&quot;~, ~&quot;;[$'master input'.H3];&quot;~, ~&quot;;[$'master input'.I3];&quot;~, ~&quot;;[$'master input'.J3];&quot;~, ~&quot;;[$'master input'.K3];&quot;~ =&gt; ~-1~ // &quot;;[$'master input'.L3])" office:value-type="string" office:string-value="  ~Caedriel~, ~The Artisan~, ~caedriel~, ~caedrielnpc/caedrielnpc.tp2~, ~~, ~0~, ~~, ~~, ~~, ~~ =&gt; ~-1~ // Missing all banters?" calcext:value-type="string">
            <text:p><text:s text:c="2"/>~Caedriel~, ~The Artisan~, ~caedriel~, ~caedrielnpc/caedrielnpc.tp2~, ~~, ~0~, ~~, ~~, ~~, ~~ =&gt; ~-1~ // Missing all banters?</text:p>
          </table:table-cell>
        </table:table-row>
        <table:table-row table:style-name="ro1">
          <table:table-cell table:formula="of:=CONCATENATE([$'master input'.A4];&quot;  ~&quot;;[$'master input'.B4];&quot;~, ~&quot;;[$'master input'.C4];&quot;~, ~&quot;;[$'master input'.D4];&quot;~, ~&quot;;[$'master input'.E4];&quot;~, ~&quot;;[$'master input'.F4];&quot;~, ~&quot;;[$'master input'.G4];&quot;~, ~&quot;;[$'master input'.H4];&quot;~, ~&quot;;[$'master input'.I4];&quot;~, ~&quot;;[$'master input'.J4];&quot;~, ~&quot;;[$'master input'.K4];&quot;~ =&gt; ~-1~ // &quot;;[$'master input'.L4])" office:value-type="string" office:string-value="  ~Cassia~, ~Arvendor~, ~cassia~, ~cassianpc/cassianpc.tp2~, ~~, ~0~, ~~, ~~, ~~, ~~ =&gt; ~-1~ // " calcext:value-type="string">
            <text:p><text:s text:c="2"/>~Cassia~, ~Arvendor~, ~cassia~, ~cassianpc/cassianpc.tp2~, ~~, ~0~, ~~, ~~, ~~, ~~ =&gt; ~-1~ // </text:p>
          </table:table-cell>
        </table:table-row>
        <table:table-row table:style-name="ro1">
          <table:table-cell table:formula="of:=CONCATENATE([$'master input'.A5];&quot;  ~&quot;;[$'master input'.B5];&quot;~, ~&quot;;[$'master input'.C5];&quot;~, ~&quot;;[$'master input'.D5];&quot;~, ~&quot;;[$'master input'.E5];&quot;~, ~&quot;;[$'master input'.F5];&quot;~, ~&quot;;[$'master input'.G5];&quot;~, ~&quot;;[$'master input'.H5];&quot;~, ~&quot;;[$'master input'.I5];&quot;~, ~&quot;;[$'master input'.J5];&quot;~, ~&quot;;[$'master input'.K5];&quot;~ =&gt; ~-1~ // &quot;;[$'master input'.L5])" office:value-type="string" office:string-value="  ~Dendjelion~, ~Lava~, ~dendjelion~, ~dendjelion/dendjelion.tp2~, ~~, ~0~, ~~, ~~, ~l#dendj~, ~~ =&gt; ~-1~ // Missing Tal’zkah" calcext:value-type="string">
            <text:p><text:s text:c="2"/>~Dendjelion~, ~Lava~, ~dendjelion~, ~dendjelion/dendjelion.tp2~, ~~, ~0~, ~~, ~~, ~l#dendj~, ~~ =&gt; ~-1~ // Missing Tal’zkah</text:p>
          </table:table-cell>
        </table:table-row>
        <table:table-row table:style-name="ro1">
          <table:table-cell table:formula="of:=CONCATENATE([$'master input'.A6];&quot;  ~&quot;;[$'master input'.B6];&quot;~, ~&quot;;[$'master input'.C6];&quot;~, ~&quot;;[$'master input'.D6];&quot;~, ~&quot;;[$'master input'.E6];&quot;~, ~&quot;;[$'master input'.F6];&quot;~, ~&quot;;[$'master input'.G6];&quot;~, ~&quot;;[$'master input'.H6];&quot;~, ~&quot;;[$'master input'.I6];&quot;~, ~&quot;;[$'master input'.J6];&quot;~, ~&quot;;[$'master input'.K6];&quot;~ =&gt; ~-1~ // &quot;;[$'master input'.L6])" office:value-type="string" office:string-value="  ~Dusky~, ~Lava~, ~dusky~, ~dusky/dusky.tp2~, ~~, ~0~, ~~, ~~, ~l#dusky~, ~~ =&gt; ~-1~ // " calcext:value-type="string">
            <text:p><text:s text:c="2"/>~Dusky~, ~Lava~, ~dusky~, ~dusky/dusky.tp2~, ~~, ~0~, ~~, ~~, ~l#dusky~, ~~ =&gt; ~-1~ // </text:p>
          </table:table-cell>
        </table:table-row>
        <table:table-row table:style-name="ro1">
          <table:table-cell table:formula="of:=CONCATENATE([$'master input'.A7];&quot;  ~&quot;;[$'master input'.B7];&quot;~, ~&quot;;[$'master input'.C7];&quot;~, ~&quot;;[$'master input'.D7];&quot;~, ~&quot;;[$'master input'.E7];&quot;~, ~&quot;;[$'master input'.F7];&quot;~, ~&quot;;[$'master input'.G7];&quot;~, ~&quot;;[$'master input'.H7];&quot;~, ~&quot;;[$'master input'.I7];&quot;~, ~&quot;;[$'master input'.J7];&quot;~, ~&quot;;[$'master input'.K7];&quot;~ =&gt; ~-1~ // &quot;;[$'master input'.L7])" office:value-type="string" office:string-value="  ~Hommet~, ~Lava~, ~hommet~, ~hommet/hommet.tp2~, ~~, ~0~, ~~, ~~, ~~, ~~ =&gt; ~-1~ // " calcext:value-type="string">
            <text:p><text:s text:c="2"/>~Hommet~, ~Lava~, ~hommet~, ~hommet/hommet.tp2~, ~~, ~0~, ~~, ~~, ~~, ~~ =&gt; ~-1~ // </text:p>
          </table:table-cell>
        </table:table-row>
        <table:table-row table:style-name="ro1">
          <table:table-cell table:formula="of:=CONCATENATE([$'master input'.A8];&quot;  ~&quot;;[$'master input'.B8];&quot;~, ~&quot;;[$'master input'.C8];&quot;~, ~&quot;;[$'master input'.D8];&quot;~, ~&quot;;[$'master input'.E8];&quot;~, ~&quot;;[$'master input'.F8];&quot;~, ~&quot;;[$'master input'.G8];&quot;~, ~&quot;;[$'master input'.H8];&quot;~, ~&quot;;[$'master input'.I8];&quot;~, ~&quot;;[$'master input'.J8];&quot;~, ~&quot;;[$'master input'.K8];&quot;~ =&gt; ~-1~ // &quot;;[$'master input'.L8])" office:value-type="string" office:string-value="  ~Ina~, ~Lava~, ~ina~, ~ina/ina.tp2~, ~~, ~0~, ~~, ~~, ~l#ina.bcs~, ~~ =&gt; ~-1~ // " calcext:value-type="string">
            <text:p><text:s text:c="2"/>~Ina~, ~Lava~, ~ina~, ~ina/ina.tp2~, ~~, ~0~, ~~, ~~, ~l#ina.bcs~, ~~ =&gt; ~-1~ // </text:p>
          </table:table-cell>
        </table:table-row>
        <table:table-row table:style-name="ro1">
          <table:table-cell table:formula="of:=CONCATENATE([$'master input'.A9];&quot;  ~&quot;;[$'master input'.B9];&quot;~, ~&quot;;[$'master input'.C9];&quot;~, ~&quot;;[$'master input'.D9];&quot;~, ~&quot;;[$'master input'.E9];&quot;~, ~&quot;;[$'master input'.F9];&quot;~, ~&quot;;[$'master input'.G9];&quot;~, ~&quot;;[$'master input'.H9];&quot;~, ~&quot;;[$'master input'.I9];&quot;~, ~&quot;;[$'master input'.J9];&quot;~, ~&quot;;[$'master input'.K9];&quot;~ =&gt; ~-1~ // &quot;;[$'master input'.L9])" office:value-type="string" office:string-value="  ~IWD NPCs~, ~Kulyok~, ~iwdnpc~, ~iwdnpc/iwdnpc.tp2~, ~~, ~0~, ~~, ~~, ~o#holvir~, ~~ =&gt; ~-1~ // " calcext:value-type="string">
            <text:p><text:s text:c="2"/>~IWD NPCs~, ~Kulyok~, ~iwdnpc~, ~iwdnpc/iwdnpc.tp2~, ~~, ~0~, ~~, ~~, ~o#holvir~, ~~ =&gt; ~-1~ // </text:p>
          </table:table-cell>
        </table:table-row>
        <table:table-row table:style-name="ro1">
          <table:table-cell table:formula="of:=CONCATENATE([$'master input'.A10];&quot;  ~&quot;;[$'master input'.B10];&quot;~, ~&quot;;[$'master input'.C10];&quot;~, ~&quot;;[$'master input'.D10];&quot;~, ~&quot;;[$'master input'.E10];&quot;~, ~&quot;;[$'master input'.F10];&quot;~, ~&quot;;[$'master input'.G10];&quot;~, ~&quot;;[$'master input'.H10];&quot;~, ~&quot;;[$'master input'.I10];&quot;~, ~&quot;;[$'master input'.J10];&quot;~, ~&quot;;[$'master input'.K10];&quot;~ =&gt; ~-1~ // &quot;;[$'master input'.L10])" office:value-type="string" office:string-value="  ~Karihi~, ~The Artisan~, ~karihi~, ~karihinpc/karihinpc.tp2~, ~~, ~0~, ~~, ~~, ~c0karihs~, ~~ =&gt; ~-1~ // " calcext:value-type="string">
            <text:p><text:s text:c="2"/>~Karihi~, ~The Artisan~, ~karihi~, ~karihinpc/karihinpc.tp2~, ~~, ~0~, ~~, ~~, ~c0karihs~, ~~ =&gt; ~-1~ // </text:p>
          </table:table-cell>
        </table:table-row>
        <table:table-row table:style-name="ro1">
          <table:table-cell table:formula="of:=CONCATENATE([$'master input'.A11];&quot;  ~&quot;;[$'master input'.B11];&quot;~, ~&quot;;[$'master input'.C11];&quot;~, ~&quot;;[$'master input'.D11];&quot;~, ~&quot;;[$'master input'.E11];&quot;~, ~&quot;;[$'master input'.F11];&quot;~, ~&quot;;[$'master input'.G11];&quot;~, ~&quot;;[$'master input'.H11];&quot;~, ~&quot;;[$'master input'.I11];&quot;~, ~&quot;;[$'master input'.J11];&quot;~, ~&quot;;[$'master input'.K11];&quot;~ =&gt; ~-1~ // &quot;;[$'master input'.L11])" office:value-type="string" office:string-value="  ~L’anna~, ~Lava~, ~lanna~, ~lanna/lanna.tp2~, ~~, ~0~, ~~, ~~, ~~, ~~ =&gt; ~-1~ // " calcext:value-type="string">
            <text:p><text:s text:c="2"/>~L’anna~, ~Lava~, ~lanna~, ~lanna/lanna.tp2~, ~~, ~0~, ~~, ~~, ~~, ~~ =&gt; ~-1~ // </text:p>
          </table:table-cell>
        </table:table-row>
        <table:table-row table:style-name="ro1">
          <table:table-cell table:formula="of:=CONCATENATE([$'master input'.A12];&quot;  ~&quot;;[$'master input'.B12];&quot;~, ~&quot;;[$'master input'.C12];&quot;~, ~&quot;;[$'master input'.D12];&quot;~, ~&quot;;[$'master input'.E12];&quot;~, ~&quot;;[$'master input'.F12];&quot;~, ~&quot;;[$'master input'.G12];&quot;~, ~&quot;;[$'master input'.H12];&quot;~, ~&quot;;[$'master input'.I12];&quot;~, ~&quot;;[$'master input'.J12];&quot;~, ~&quot;;[$'master input'.K12];&quot;~ =&gt; ~-1~ // &quot;;[$'master input'.L12])" office:value-type="string" office:string-value="  ~Minerva~, ~The Artisan~, ~minerva~, ~minervanpc/minervanpc.tp2~, ~~, ~0~, ~~, ~~, ~c0mmins.bcs~, ~~ =&gt; ~-1~ // " calcext:value-type="string">
            <text:p><text:s text:c="2"/>~Minerva~, ~The Artisan~, ~minerva~, ~minervanpc/minervanpc.tp2~, ~~, ~0~, ~~, ~~, ~c0mmins.bcs~, ~~ =&gt; ~-1~ // </text:p>
          </table:table-cell>
        </table:table-row>
        <table:table-row table:style-name="ro1">
          <table:table-cell table:formula="of:=CONCATENATE([$'master input'.A13];&quot;  ~&quot;;[$'master input'.B13];&quot;~, ~&quot;;[$'master input'.C13];&quot;~, ~&quot;;[$'master input'.D13];&quot;~, ~&quot;;[$'master input'.E13];&quot;~, ~&quot;;[$'master input'.F13];&quot;~, ~&quot;;[$'master input'.G13];&quot;~, ~&quot;;[$'master input'.H13];&quot;~, ~&quot;;[$'master input'.I13];&quot;~, ~&quot;;[$'master input'.J13];&quot;~, ~&quot;;[$'master input'.K13];&quot;~ =&gt; ~-1~ // &quot;;[$'master input'.L13])" office:value-type="string" office:string-value="  ~Nirik~, ~The Artisan~, ~nirik~, ~niriknpc/niriknpc.tp2~, ~~, ~0~, ~~, ~~, ~~, ~~ =&gt; ~-1~ // " calcext:value-type="string">
            <text:p><text:s text:c="2"/>~Nirik~, ~The Artisan~, ~nirik~, ~niriknpc/niriknpc.tp2~, ~~, ~0~, ~~, ~~, ~~, ~~ =&gt; ~-1~ // </text:p>
          </table:table-cell>
        </table:table-row>
        <table:table-row table:style-name="ro1">
          <table:table-cell table:formula="of:=CONCATENATE([$'master input'.A14];&quot;  ~&quot;;[$'master input'.B14];&quot;~, ~&quot;;[$'master input'.C14];&quot;~, ~&quot;;[$'master input'.D14];&quot;~, ~&quot;;[$'master input'.E14];&quot;~, ~&quot;;[$'master input'.F14];&quot;~, ~&quot;;[$'master input'.G14];&quot;~, ~&quot;;[$'master input'.H14];&quot;~, ~&quot;;[$'master input'.I14];&quot;~, ~&quot;;[$'master input'.J14];&quot;~, ~&quot;;[$'master input'.K14];&quot;~ =&gt; ~-1~ // &quot;;[$'master input'.L14])" office:value-type="string" office:string-value="  ~Noon~, ~Lava~, ~noon~, ~~, ~l#noon~, ~~, ~~, ~~, ~~, ~~ =&gt; ~-1~ // " calcext:value-type="string">
            <text:p><text:s text:c="2"/>~Noon~, ~Lava~, ~noon~, ~~, ~l#noon~, ~~, ~~, ~~, ~~, ~~ =&gt; ~-1~ // </text:p>
          </table:table-cell>
        </table:table-row>
        <table:table-row table:style-name="ro1">
          <table:table-cell table:formula="of:=CONCATENATE([$'master input'.A15];&quot;  ~&quot;;[$'master input'.B15];&quot;~, ~&quot;;[$'master input'.C15];&quot;~, ~&quot;;[$'master input'.D15];&quot;~, ~&quot;;[$'master input'.E15];&quot;~, ~&quot;;[$'master input'.F15];&quot;~, ~&quot;;[$'master input'.G15];&quot;~, ~&quot;;[$'master input'.H15];&quot;~, ~&quot;;[$'master input'.I15];&quot;~, ~&quot;;[$'master input'.J15];&quot;~, ~&quot;;[$'master input'.K15];&quot;~ =&gt; ~-1~ // &quot;;[$'master input'.L15])" office:value-type="string" office:string-value="  ~Oak-Maw~, ~Lava~, ~oak-maw~, ~oakmaw/oakmaw.tp2~, ~~, ~0~, ~~, ~~, ~~, ~~ =&gt; ~-1~ // " calcext:value-type="string">
            <text:p><text:s text:c="2"/>~Oak-Maw~, ~Lava~, ~oak-maw~, ~oakmaw/oakmaw.tp2~, ~~, ~0~, ~~, ~~, ~~, ~~ =&gt; ~-1~ // </text:p>
          </table:table-cell>
        </table:table-row>
        <table:table-row table:style-name="ro1">
          <table:table-cell table:formula="of:=CONCATENATE([$'master input'.A16];&quot;  ~&quot;;[$'master input'.B16];&quot;~, ~&quot;;[$'master input'.C16];&quot;~, ~&quot;;[$'master input'.D16];&quot;~, ~&quot;;[$'master input'.E16];&quot;~, ~&quot;;[$'master input'.F16];&quot;~, ~&quot;;[$'master input'.G16];&quot;~, ~&quot;;[$'master input'.H16];&quot;~, ~&quot;;[$'master input'.I16];&quot;~, ~&quot;;[$'master input'.J16];&quot;~, ~&quot;;[$'master input'.K16];&quot;~ =&gt; ~-1~ // &quot;;[$'master input'.L16])" office:value-type="string" office:string-value="  ~Orra~, ~Lava~, ~orra~, ~orra/orra.tp2~, ~~, ~0~, ~~, ~~, ~~, ~~ =&gt; ~-1~ // " calcext:value-type="string">
            <text:p><text:s text:c="2"/>~Orra~, ~Lava~, ~orra~, ~orra/orra.tp2~, ~~, ~0~, ~~, ~~, ~~, ~~ =&gt; ~-1~ // </text:p>
          </table:table-cell>
        </table:table-row>
        <table:table-row table:style-name="ro1">
          <table:table-cell table:formula="of:=CONCATENATE([$'master input'.A17];&quot;  ~&quot;;[$'master input'.B17];&quot;~, ~&quot;;[$'master input'.C17];&quot;~, ~&quot;;[$'master input'.D17];&quot;~, ~&quot;;[$'master input'.E17];&quot;~, ~&quot;;[$'master input'.F17];&quot;~, ~&quot;;[$'master input'.G17];&quot;~, ~&quot;;[$'master input'.H17];&quot;~, ~&quot;;[$'master input'.I17];&quot;~, ~&quot;;[$'master input'.J17];&quot;~, ~&quot;;[$'master input'.K17];&quot;~ =&gt; ~-1~ // &quot;;[$'master input'.L17])" office:value-type="string" office:string-value="  ~Tal'zkah~, ~The Artisan~, ~talzkah~, ~talzkahnpc/talzkahnpc.tp2~, ~~, ~0~, ~~, ~~, ~~, ~~ =&gt; ~-1~ // " calcext:value-type="string">
            <text:p><text:s text:c="2"/>~Tal'zkah~, ~The Artisan~, ~talzkah~, ~talzkahnpc/talzkahnpc.tp2~, ~~, ~0~, ~~, ~~, ~~, ~~ =&gt; ~-1~ // </text:p>
          </table:table-cell>
        </table:table-row>
        <table:table-row table:style-name="ro1">
          <table:table-cell table:formula="of:=CONCATENATE([$'master input'.A18];&quot;  ~&quot;;[$'master input'.B18];&quot;~, ~&quot;;[$'master input'.C18];&quot;~, ~&quot;;[$'master input'.D18];&quot;~, ~&quot;;[$'master input'.E18];&quot;~, ~&quot;;[$'master input'.F18];&quot;~, ~&quot;;[$'master input'.G18];&quot;~, ~&quot;;[$'master input'.H18];&quot;~, ~&quot;;[$'master input'.I18];&quot;~, ~&quot;;[$'master input'.J18];&quot;~, ~&quot;;[$'master input'.K18];&quot;~ =&gt; ~-1~ // &quot;;[$'master input'.L18])" office:value-type="string" office:string-value="  ~Tipps~, ~Lava~, ~tipps~, ~tipps/tipps.tp2~, ~~, ~0~, ~~, ~~, ~~, ~~ =&gt; ~-1~ // " calcext:value-type="string">
            <text:p><text:s text:c="2"/>~Tipps~, ~Lava~, ~tipps~, ~tipps/tipps.tp2~, ~~, ~0~, ~~, ~~, ~~, ~~ =&gt; ~-1~ // </text:p>
          </table:table-cell>
        </table:table-row>
        <table:table-row table:style-name="ro1">
          <table:table-cell table:formula="of:=CONCATENATE([$'master input'.A19];&quot;  ~&quot;;[$'master input'.B19];&quot;~, ~&quot;;[$'master input'.C19];&quot;~, ~&quot;;[$'master input'.D19];&quot;~, ~&quot;;[$'master input'.E19];&quot;~, ~&quot;;[$'master input'.F19];&quot;~, ~&quot;;[$'master input'.G19];&quot;~, ~&quot;;[$'master input'.H19];&quot;~, ~&quot;;[$'master input'.I19];&quot;~, ~&quot;;[$'master input'.J19];&quot;~, ~&quot;;[$'master input'.K19];&quot;~ =&gt; ~-1~ // &quot;;[$'master input'.L19])" office:value-type="string" office:string-value="  ~T'viy~, ~Lava~, ~tviy~, ~tviy/tviy.tp2~, ~~, ~0~, ~~, ~~, ~~, ~~ =&gt; ~-1~ // " calcext:value-type="string">
            <text:p><text:s text:c="2"/>~T'viy~, ~Lava~, ~tviy~, ~tviy/tviy.tp2~, ~~, ~0~, ~~, ~~, ~~, ~~ =&gt; ~-1~ // </text:p>
          </table:table-cell>
        </table:table-row>
        <table:table-row table:style-name="ro1">
          <table:table-cell table:formula="of:=CONCATENATE([$'master input'.A20];&quot;  ~&quot;;[$'master input'.B20];&quot;~, ~&quot;;[$'master input'.C20];&quot;~, ~&quot;;[$'master input'.D20];&quot;~, ~&quot;;[$'master input'.E20];&quot;~, ~&quot;;[$'master input'.F20];&quot;~, ~&quot;;[$'master input'.G20];&quot;~, ~&quot;;[$'master input'.H20];&quot;~, ~&quot;;[$'master input'.I20];&quot;~, ~&quot;;[$'master input'.J20];&quot;~, ~&quot;;[$'master input'.K20];&quot;~ =&gt; ~-1~ // &quot;;[$'master input'.L20])" office:value-type="string" office:string-value="  ~Urchin~, ~Lava~, ~urchin~, ~urchin/urchin.tp2~, ~~, ~0~, ~~, ~~, ~~, ~~ =&gt; ~-1~ // " calcext:value-type="string">
            <text:p><text:s text:c="2"/>~Urchin~, ~Lava~, ~urchin~, ~urchin/urchin.tp2~, ~~, ~0~, ~~, ~~, ~~, ~~ =&gt; ~-1~ // </text:p>
          </table:table-cell>
        </table:table-row>
        <table:table-row table:style-name="ro1">
          <table:table-cell table:formula="of:=CONCATENATE([$'master input'.A21];&quot;  ~&quot;;[$'master input'.B21];&quot;~, ~&quot;;[$'master input'.C21];&quot;~, ~&quot;;[$'master input'.D21];&quot;~, ~&quot;;[$'master input'.E21];&quot;~, ~&quot;;[$'master input'.F21];&quot;~, ~&quot;;[$'master input'.G21];&quot;~, ~&quot;;[$'master input'.H21];&quot;~, ~&quot;;[$'master input'.I21];&quot;~, ~&quot;;[$'master input'.J21];&quot;~, ~&quot;;[$'master input'.K21];&quot;~ =&gt; ~-1~ // &quot;;[$'master input'.L21])" office:value-type="string" office:string-value="  ~Xikâsz~, ~Lava~, ~xikasz~, ~~, ~l#xik.cre~, ~~, ~~, ~~, ~~, ~~ =&gt; ~-1~ // Can be component 0 or 1, so use file" calcext:value-type="string">
            <text:p><text:s text:c="2"/>~Xikâsz~, ~Lava~, ~xikasz~, ~~, ~l#xik.cre~, ~~, ~~, ~~, ~~, ~~ =&gt; ~-1~ // Can be component 0 or 1, so use file</text:p>
          </table:table-cell>
        </table:table-row>
        <table:table-row table:style-name="ro1">
          <table:table-cell table:formula="of:=CONCATENATE([$'master input'.A22];&quot;  ~&quot;;[$'master input'.B22];&quot;~, ~&quot;;[$'master input'.C22];&quot;~, ~&quot;;[$'master input'.D22];&quot;~, ~&quot;;[$'master input'.E22];&quot;~, ~&quot;;[$'master input'.F22];&quot;~, ~&quot;;[$'master input'.G22];&quot;~, ~&quot;;[$'master input'.H22];&quot;~, ~&quot;;[$'master input'.I22];&quot;~, ~&quot;;[$'master input'.J22];&quot;~, ~&quot;;[$'master input'.K22];&quot;~ =&gt; ~-1~ // &quot;;[$'master input'.L2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3];&quot;  ~&quot;;[$'master input'.B23];&quot;~, ~&quot;;[$'master input'.C23];&quot;~, ~&quot;;[$'master input'.D23];&quot;~, ~&quot;;[$'master input'.E23];&quot;~, ~&quot;;[$'master input'.F23];&quot;~, ~&quot;;[$'master input'.G23];&quot;~, ~&quot;;[$'master input'.H23];&quot;~, ~&quot;;[$'master input'.I23];&quot;~, ~&quot;;[$'master input'.J23];&quot;~, ~&quot;;[$'master input'.K23];&quot;~ =&gt; ~-1~ // &quot;;[$'master input'.L2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4];&quot;  ~&quot;;[$'master input'.B24];&quot;~, ~&quot;;[$'master input'.C24];&quot;~, ~&quot;;[$'master input'.D24];&quot;~, ~&quot;;[$'master input'.E24];&quot;~, ~&quot;;[$'master input'.F24];&quot;~, ~&quot;;[$'master input'.G24];&quot;~, ~&quot;;[$'master input'.H24];&quot;~, ~&quot;;[$'master input'.I24];&quot;~, ~&quot;;[$'master input'.J24];&quot;~, ~&quot;;[$'master input'.K24];&quot;~ =&gt; ~-1~ // &quot;;[$'master input'.L2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5];&quot;  ~&quot;;[$'master input'.B25];&quot;~, ~&quot;;[$'master input'.C25];&quot;~, ~&quot;;[$'master input'.D25];&quot;~, ~&quot;;[$'master input'.E25];&quot;~, ~&quot;;[$'master input'.F25];&quot;~, ~&quot;;[$'master input'.G25];&quot;~, ~&quot;;[$'master input'.H25];&quot;~, ~&quot;;[$'master input'.I25];&quot;~, ~&quot;;[$'master input'.J25];&quot;~, ~&quot;;[$'master input'.K25];&quot;~ =&gt; ~-1~ // &quot;;[$'master input'.L2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6];&quot;  ~&quot;;[$'master input'.B26];&quot;~, ~&quot;;[$'master input'.C26];&quot;~, ~&quot;;[$'master input'.D26];&quot;~, ~&quot;;[$'master input'.E26];&quot;~, ~&quot;;[$'master input'.F26];&quot;~, ~&quot;;[$'master input'.G26];&quot;~, ~&quot;;[$'master input'.H26];&quot;~, ~&quot;;[$'master input'.I26];&quot;~, ~&quot;;[$'master input'.J26];&quot;~, ~&quot;;[$'master input'.K26];&quot;~ =&gt; ~-1~ // &quot;;[$'master input'.L2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7];&quot;  ~&quot;;[$'master input'.B27];&quot;~, ~&quot;;[$'master input'.C27];&quot;~, ~&quot;;[$'master input'.D27];&quot;~, ~&quot;;[$'master input'.E27];&quot;~, ~&quot;;[$'master input'.F27];&quot;~, ~&quot;;[$'master input'.G27];&quot;~, ~&quot;;[$'master input'.H27];&quot;~, ~&quot;;[$'master input'.I27];&quot;~, ~&quot;;[$'master input'.J27];&quot;~, ~&quot;;[$'master input'.K27];&quot;~ =&gt; ~-1~ // &quot;;[$'master input'.L2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8];&quot;  ~&quot;;[$'master input'.B28];&quot;~, ~&quot;;[$'master input'.C28];&quot;~, ~&quot;;[$'master input'.D28];&quot;~, ~&quot;;[$'master input'.E28];&quot;~, ~&quot;;[$'master input'.F28];&quot;~, ~&quot;;[$'master input'.G28];&quot;~, ~&quot;;[$'master input'.H28];&quot;~, ~&quot;;[$'master input'.I28];&quot;~, ~&quot;;[$'master input'.J28];&quot;~, ~&quot;;[$'master input'.K28];&quot;~ =&gt; ~-1~ // &quot;;[$'master input'.L2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29];&quot;  ~&quot;;[$'master input'.B29];&quot;~, ~&quot;;[$'master input'.C29];&quot;~, ~&quot;;[$'master input'.D29];&quot;~, ~&quot;;[$'master input'.E29];&quot;~, ~&quot;;[$'master input'.F29];&quot;~, ~&quot;;[$'master input'.G29];&quot;~, ~&quot;;[$'master input'.H29];&quot;~, ~&quot;;[$'master input'.I29];&quot;~, ~&quot;;[$'master input'.J29];&quot;~, ~&quot;;[$'master input'.K29];&quot;~ =&gt; ~-1~ // &quot;;[$'master input'.L2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0];&quot;  ~&quot;;[$'master input'.B30];&quot;~, ~&quot;;[$'master input'.C30];&quot;~, ~&quot;;[$'master input'.D30];&quot;~, ~&quot;;[$'master input'.E30];&quot;~, ~&quot;;[$'master input'.F30];&quot;~, ~&quot;;[$'master input'.G30];&quot;~, ~&quot;;[$'master input'.H30];&quot;~, ~&quot;;[$'master input'.I30];&quot;~, ~&quot;;[$'master input'.J30];&quot;~, ~&quot;;[$'master input'.K30];&quot;~ =&gt; ~-1~ // &quot;;[$'master input'.L3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1];&quot;  ~&quot;;[$'master input'.B31];&quot;~, ~&quot;;[$'master input'.C31];&quot;~, ~&quot;;[$'master input'.D31];&quot;~, ~&quot;;[$'master input'.E31];&quot;~, ~&quot;;[$'master input'.F31];&quot;~, ~&quot;;[$'master input'.G31];&quot;~, ~&quot;;[$'master input'.H31];&quot;~, ~&quot;;[$'master input'.I31];&quot;~, ~&quot;;[$'master input'.J31];&quot;~, ~&quot;;[$'master input'.K31];&quot;~ =&gt; ~-1~ // &quot;;[$'master input'.L3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2];&quot;  ~&quot;;[$'master input'.B32];&quot;~, ~&quot;;[$'master input'.C32];&quot;~, ~&quot;;[$'master input'.D32];&quot;~, ~&quot;;[$'master input'.E32];&quot;~, ~&quot;;[$'master input'.F32];&quot;~, ~&quot;;[$'master input'.G32];&quot;~, ~&quot;;[$'master input'.H32];&quot;~, ~&quot;;[$'master input'.I32];&quot;~, ~&quot;;[$'master input'.J32];&quot;~, ~&quot;;[$'master input'.K32];&quot;~ =&gt; ~-1~ // &quot;;[$'master input'.L3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3];&quot;  ~&quot;;[$'master input'.B33];&quot;~, ~&quot;;[$'master input'.C33];&quot;~, ~&quot;;[$'master input'.D33];&quot;~, ~&quot;;[$'master input'.E33];&quot;~, ~&quot;;[$'master input'.F33];&quot;~, ~&quot;;[$'master input'.G33];&quot;~, ~&quot;;[$'master input'.H33];&quot;~, ~&quot;;[$'master input'.I33];&quot;~, ~&quot;;[$'master input'.J33];&quot;~, ~&quot;;[$'master input'.K33];&quot;~ =&gt; ~-1~ // &quot;;[$'master input'.L3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4];&quot;  ~&quot;;[$'master input'.B34];&quot;~, ~&quot;;[$'master input'.C34];&quot;~, ~&quot;;[$'master input'.D34];&quot;~, ~&quot;;[$'master input'.E34];&quot;~, ~&quot;;[$'master input'.F34];&quot;~, ~&quot;;[$'master input'.G34];&quot;~, ~&quot;;[$'master input'.H34];&quot;~, ~&quot;;[$'master input'.I34];&quot;~, ~&quot;;[$'master input'.J34];&quot;~, ~&quot;;[$'master input'.K34];&quot;~ =&gt; ~-1~ // &quot;;[$'master input'.L3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5];&quot;  ~&quot;;[$'master input'.B35];&quot;~, ~&quot;;[$'master input'.C35];&quot;~, ~&quot;;[$'master input'.D35];&quot;~, ~&quot;;[$'master input'.E35];&quot;~, ~&quot;;[$'master input'.F35];&quot;~, ~&quot;;[$'master input'.G35];&quot;~, ~&quot;;[$'master input'.H35];&quot;~, ~&quot;;[$'master input'.I35];&quot;~, ~&quot;;[$'master input'.J35];&quot;~, ~&quot;;[$'master input'.K35];&quot;~ =&gt; ~-1~ // &quot;;[$'master input'.L3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6];&quot;  ~&quot;;[$'master input'.B36];&quot;~, ~&quot;;[$'master input'.C36];&quot;~, ~&quot;;[$'master input'.D36];&quot;~, ~&quot;;[$'master input'.E36];&quot;~, ~&quot;;[$'master input'.F36];&quot;~, ~&quot;;[$'master input'.G36];&quot;~, ~&quot;;[$'master input'.H36];&quot;~, ~&quot;;[$'master input'.I36];&quot;~, ~&quot;;[$'master input'.J36];&quot;~, ~&quot;;[$'master input'.K36];&quot;~ =&gt; ~-1~ // &quot;;[$'master input'.L3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7];&quot;  ~&quot;;[$'master input'.B37];&quot;~, ~&quot;;[$'master input'.C37];&quot;~, ~&quot;;[$'master input'.D37];&quot;~, ~&quot;;[$'master input'.E37];&quot;~, ~&quot;;[$'master input'.F37];&quot;~, ~&quot;;[$'master input'.G37];&quot;~, ~&quot;;[$'master input'.H37];&quot;~, ~&quot;;[$'master input'.I37];&quot;~, ~&quot;;[$'master input'.J37];&quot;~, ~&quot;;[$'master input'.K37];&quot;~ =&gt; ~-1~ // &quot;;[$'master input'.L3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8];&quot;  ~&quot;;[$'master input'.B38];&quot;~, ~&quot;;[$'master input'.C38];&quot;~, ~&quot;;[$'master input'.D38];&quot;~, ~&quot;;[$'master input'.E38];&quot;~, ~&quot;;[$'master input'.F38];&quot;~, ~&quot;;[$'master input'.G38];&quot;~, ~&quot;;[$'master input'.H38];&quot;~, ~&quot;;[$'master input'.I38];&quot;~, ~&quot;;[$'master input'.J38];&quot;~, ~&quot;;[$'master input'.K38];&quot;~ =&gt; ~-1~ // &quot;;[$'master input'.L3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39];&quot;  ~&quot;;[$'master input'.B39];&quot;~, ~&quot;;[$'master input'.C39];&quot;~, ~&quot;;[$'master input'.D39];&quot;~, ~&quot;;[$'master input'.E39];&quot;~, ~&quot;;[$'master input'.F39];&quot;~, ~&quot;;[$'master input'.G39];&quot;~, ~&quot;;[$'master input'.H39];&quot;~, ~&quot;;[$'master input'.I39];&quot;~, ~&quot;;[$'master input'.J39];&quot;~, ~&quot;;[$'master input'.K39];&quot;~ =&gt; ~-1~ // &quot;;[$'master input'.L3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0];&quot;  ~&quot;;[$'master input'.B40];&quot;~, ~&quot;;[$'master input'.C40];&quot;~, ~&quot;;[$'master input'.D40];&quot;~, ~&quot;;[$'master input'.E40];&quot;~, ~&quot;;[$'master input'.F40];&quot;~, ~&quot;;[$'master input'.G40];&quot;~, ~&quot;;[$'master input'.H40];&quot;~, ~&quot;;[$'master input'.I40];&quot;~, ~&quot;;[$'master input'.J40];&quot;~, ~&quot;;[$'master input'.K40];&quot;~ =&gt; ~-1~ // &quot;;[$'master input'.L4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1];&quot;  ~&quot;;[$'master input'.B41];&quot;~, ~&quot;;[$'master input'.C41];&quot;~, ~&quot;;[$'master input'.D41];&quot;~, ~&quot;;[$'master input'.E41];&quot;~, ~&quot;;[$'master input'.F41];&quot;~, ~&quot;;[$'master input'.G41];&quot;~, ~&quot;;[$'master input'.H41];&quot;~, ~&quot;;[$'master input'.I41];&quot;~, ~&quot;;[$'master input'.J41];&quot;~, ~&quot;;[$'master input'.K41];&quot;~ =&gt; ~-1~ // &quot;;[$'master input'.L4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2];&quot;  ~&quot;;[$'master input'.B42];&quot;~, ~&quot;;[$'master input'.C42];&quot;~, ~&quot;;[$'master input'.D42];&quot;~, ~&quot;;[$'master input'.E42];&quot;~, ~&quot;;[$'master input'.F42];&quot;~, ~&quot;;[$'master input'.G42];&quot;~, ~&quot;;[$'master input'.H42];&quot;~, ~&quot;;[$'master input'.I42];&quot;~, ~&quot;;[$'master input'.J42];&quot;~, ~&quot;;[$'master input'.K42];&quot;~ =&gt; ~-1~ // &quot;;[$'master input'.L4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3];&quot;  ~&quot;;[$'master input'.B43];&quot;~, ~&quot;;[$'master input'.C43];&quot;~, ~&quot;;[$'master input'.D43];&quot;~, ~&quot;;[$'master input'.E43];&quot;~, ~&quot;;[$'master input'.F43];&quot;~, ~&quot;;[$'master input'.G43];&quot;~, ~&quot;;[$'master input'.H43];&quot;~, ~&quot;;[$'master input'.I43];&quot;~, ~&quot;;[$'master input'.J43];&quot;~, ~&quot;;[$'master input'.K43];&quot;~ =&gt; ~-1~ // &quot;;[$'master input'.L4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4];&quot;  ~&quot;;[$'master input'.B44];&quot;~, ~&quot;;[$'master input'.C44];&quot;~, ~&quot;;[$'master input'.D44];&quot;~, ~&quot;;[$'master input'.E44];&quot;~, ~&quot;;[$'master input'.F44];&quot;~, ~&quot;;[$'master input'.G44];&quot;~, ~&quot;;[$'master input'.H44];&quot;~, ~&quot;;[$'master input'.I44];&quot;~, ~&quot;;[$'master input'.J44];&quot;~, ~&quot;;[$'master input'.K44];&quot;~ =&gt; ~-1~ // &quot;;[$'master input'.L4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5];&quot;  ~&quot;;[$'master input'.B45];&quot;~, ~&quot;;[$'master input'.C45];&quot;~, ~&quot;;[$'master input'.D45];&quot;~, ~&quot;;[$'master input'.E45];&quot;~, ~&quot;;[$'master input'.F45];&quot;~, ~&quot;;[$'master input'.G45];&quot;~, ~&quot;;[$'master input'.H45];&quot;~, ~&quot;;[$'master input'.I45];&quot;~, ~&quot;;[$'master input'.J45];&quot;~, ~&quot;;[$'master input'.K45];&quot;~ =&gt; ~-1~ // &quot;;[$'master input'.L4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6];&quot;  ~&quot;;[$'master input'.B46];&quot;~, ~&quot;;[$'master input'.C46];&quot;~, ~&quot;;[$'master input'.D46];&quot;~, ~&quot;;[$'master input'.E46];&quot;~, ~&quot;;[$'master input'.F46];&quot;~, ~&quot;;[$'master input'.G46];&quot;~, ~&quot;;[$'master input'.H46];&quot;~, ~&quot;;[$'master input'.I46];&quot;~, ~&quot;;[$'master input'.J46];&quot;~, ~&quot;;[$'master input'.K46];&quot;~ =&gt; ~-1~ // &quot;;[$'master input'.L4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7];&quot;  ~&quot;;[$'master input'.B47];&quot;~, ~&quot;;[$'master input'.C47];&quot;~, ~&quot;;[$'master input'.D47];&quot;~, ~&quot;;[$'master input'.E47];&quot;~, ~&quot;;[$'master input'.F47];&quot;~, ~&quot;;[$'master input'.G47];&quot;~, ~&quot;;[$'master input'.H47];&quot;~, ~&quot;;[$'master input'.I47];&quot;~, ~&quot;;[$'master input'.J47];&quot;~, ~&quot;;[$'master input'.K47];&quot;~ =&gt; ~-1~ // &quot;;[$'master input'.L4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8];&quot;  ~&quot;;[$'master input'.B48];&quot;~, ~&quot;;[$'master input'.C48];&quot;~, ~&quot;;[$'master input'.D48];&quot;~, ~&quot;;[$'master input'.E48];&quot;~, ~&quot;;[$'master input'.F48];&quot;~, ~&quot;;[$'master input'.G48];&quot;~, ~&quot;;[$'master input'.H48];&quot;~, ~&quot;;[$'master input'.I48];&quot;~, ~&quot;;[$'master input'.J48];&quot;~, ~&quot;;[$'master input'.K48];&quot;~ =&gt; ~-1~ // &quot;;[$'master input'.L4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49];&quot;  ~&quot;;[$'master input'.B49];&quot;~, ~&quot;;[$'master input'.C49];&quot;~, ~&quot;;[$'master input'.D49];&quot;~, ~&quot;;[$'master input'.E49];&quot;~, ~&quot;;[$'master input'.F49];&quot;~, ~&quot;;[$'master input'.G49];&quot;~, ~&quot;;[$'master input'.H49];&quot;~, ~&quot;;[$'master input'.I49];&quot;~, ~&quot;;[$'master input'.J49];&quot;~, ~&quot;;[$'master input'.K49];&quot;~ =&gt; ~-1~ // &quot;;[$'master input'.L4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0];&quot;  ~&quot;;[$'master input'.B50];&quot;~, ~&quot;;[$'master input'.C50];&quot;~, ~&quot;;[$'master input'.D50];&quot;~, ~&quot;;[$'master input'.E50];&quot;~, ~&quot;;[$'master input'.F50];&quot;~, ~&quot;;[$'master input'.G50];&quot;~, ~&quot;;[$'master input'.H50];&quot;~, ~&quot;;[$'master input'.I50];&quot;~, ~&quot;;[$'master input'.J50];&quot;~, ~&quot;;[$'master input'.K50];&quot;~ =&gt; ~-1~ // &quot;;[$'master input'.L5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1];&quot;  ~&quot;;[$'master input'.B51];&quot;~, ~&quot;;[$'master input'.C51];&quot;~, ~&quot;;[$'master input'.D51];&quot;~, ~&quot;;[$'master input'.E51];&quot;~, ~&quot;;[$'master input'.F51];&quot;~, ~&quot;;[$'master input'.G51];&quot;~, ~&quot;;[$'master input'.H51];&quot;~, ~&quot;;[$'master input'.I51];&quot;~, ~&quot;;[$'master input'.J51];&quot;~, ~&quot;;[$'master input'.K51];&quot;~ =&gt; ~-1~ // &quot;;[$'master input'.L5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2];&quot;  ~&quot;;[$'master input'.B52];&quot;~, ~&quot;;[$'master input'.C52];&quot;~, ~&quot;;[$'master input'.D52];&quot;~, ~&quot;;[$'master input'.E52];&quot;~, ~&quot;;[$'master input'.F52];&quot;~, ~&quot;;[$'master input'.G52];&quot;~, ~&quot;;[$'master input'.H52];&quot;~, ~&quot;;[$'master input'.I52];&quot;~, ~&quot;;[$'master input'.J52];&quot;~, ~&quot;;[$'master input'.K52];&quot;~ =&gt; ~-1~ // &quot;;[$'master input'.L5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3];&quot;  ~&quot;;[$'master input'.B53];&quot;~, ~&quot;;[$'master input'.C53];&quot;~, ~&quot;;[$'master input'.D53];&quot;~, ~&quot;;[$'master input'.E53];&quot;~, ~&quot;;[$'master input'.F53];&quot;~, ~&quot;;[$'master input'.G53];&quot;~, ~&quot;;[$'master input'.H53];&quot;~, ~&quot;;[$'master input'.I53];&quot;~, ~&quot;;[$'master input'.J53];&quot;~, ~&quot;;[$'master input'.K53];&quot;~ =&gt; ~-1~ // &quot;;[$'master input'.L5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4];&quot;  ~&quot;;[$'master input'.B54];&quot;~, ~&quot;;[$'master input'.C54];&quot;~, ~&quot;;[$'master input'.D54];&quot;~, ~&quot;;[$'master input'.E54];&quot;~, ~&quot;;[$'master input'.F54];&quot;~, ~&quot;;[$'master input'.G54];&quot;~, ~&quot;;[$'master input'.H54];&quot;~, ~&quot;;[$'master input'.I54];&quot;~, ~&quot;;[$'master input'.J54];&quot;~, ~&quot;;[$'master input'.K54];&quot;~ =&gt; ~-1~ // &quot;;[$'master input'.L5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5];&quot;  ~&quot;;[$'master input'.B55];&quot;~, ~&quot;;[$'master input'.C55];&quot;~, ~&quot;;[$'master input'.D55];&quot;~, ~&quot;;[$'master input'.E55];&quot;~, ~&quot;;[$'master input'.F55];&quot;~, ~&quot;;[$'master input'.G55];&quot;~, ~&quot;;[$'master input'.H55];&quot;~, ~&quot;;[$'master input'.I55];&quot;~, ~&quot;;[$'master input'.J55];&quot;~, ~&quot;;[$'master input'.K55];&quot;~ =&gt; ~-1~ // &quot;;[$'master input'.L5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6];&quot;  ~&quot;;[$'master input'.B56];&quot;~, ~&quot;;[$'master input'.C56];&quot;~, ~&quot;;[$'master input'.D56];&quot;~, ~&quot;;[$'master input'.E56];&quot;~, ~&quot;;[$'master input'.F56];&quot;~, ~&quot;;[$'master input'.G56];&quot;~, ~&quot;;[$'master input'.H56];&quot;~, ~&quot;;[$'master input'.I56];&quot;~, ~&quot;;[$'master input'.J56];&quot;~, ~&quot;;[$'master input'.K56];&quot;~ =&gt; ~-1~ // &quot;;[$'master input'.L5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7];&quot;  ~&quot;;[$'master input'.B57];&quot;~, ~&quot;;[$'master input'.C57];&quot;~, ~&quot;;[$'master input'.D57];&quot;~, ~&quot;;[$'master input'.E57];&quot;~, ~&quot;;[$'master input'.F57];&quot;~, ~&quot;;[$'master input'.G57];&quot;~, ~&quot;;[$'master input'.H57];&quot;~, ~&quot;;[$'master input'.I57];&quot;~, ~&quot;;[$'master input'.J57];&quot;~, ~&quot;;[$'master input'.K57];&quot;~ =&gt; ~-1~ // &quot;;[$'master input'.L5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8];&quot;  ~&quot;;[$'master input'.B58];&quot;~, ~&quot;;[$'master input'.C58];&quot;~, ~&quot;;[$'master input'.D58];&quot;~, ~&quot;;[$'master input'.E58];&quot;~, ~&quot;;[$'master input'.F58];&quot;~, ~&quot;;[$'master input'.G58];&quot;~, ~&quot;;[$'master input'.H58];&quot;~, ~&quot;;[$'master input'.I58];&quot;~, ~&quot;;[$'master input'.J58];&quot;~, ~&quot;;[$'master input'.K58];&quot;~ =&gt; ~-1~ // &quot;;[$'master input'.L5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59];&quot;  ~&quot;;[$'master input'.B59];&quot;~, ~&quot;;[$'master input'.C59];&quot;~, ~&quot;;[$'master input'.D59];&quot;~, ~&quot;;[$'master input'.E59];&quot;~, ~&quot;;[$'master input'.F59];&quot;~, ~&quot;;[$'master input'.G59];&quot;~, ~&quot;;[$'master input'.H59];&quot;~, ~&quot;;[$'master input'.I59];&quot;~, ~&quot;;[$'master input'.J59];&quot;~, ~&quot;;[$'master input'.K59];&quot;~ =&gt; ~-1~ // &quot;;[$'master input'.L5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0];&quot;  ~&quot;;[$'master input'.B60];&quot;~, ~&quot;;[$'master input'.C60];&quot;~, ~&quot;;[$'master input'.D60];&quot;~, ~&quot;;[$'master input'.E60];&quot;~, ~&quot;;[$'master input'.F60];&quot;~, ~&quot;;[$'master input'.G60];&quot;~, ~&quot;;[$'master input'.H60];&quot;~, ~&quot;;[$'master input'.I60];&quot;~, ~&quot;;[$'master input'.J60];&quot;~, ~&quot;;[$'master input'.K60];&quot;~ =&gt; ~-1~ // &quot;;[$'master input'.L6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1];&quot;  ~&quot;;[$'master input'.B61];&quot;~, ~&quot;;[$'master input'.C61];&quot;~, ~&quot;;[$'master input'.D61];&quot;~, ~&quot;;[$'master input'.E61];&quot;~, ~&quot;;[$'master input'.F61];&quot;~, ~&quot;;[$'master input'.G61];&quot;~, ~&quot;;[$'master input'.H61];&quot;~, ~&quot;;[$'master input'.I61];&quot;~, ~&quot;;[$'master input'.J61];&quot;~, ~&quot;;[$'master input'.K61];&quot;~ =&gt; ~-1~ // &quot;;[$'master input'.L6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2];&quot;  ~&quot;;[$'master input'.B62];&quot;~, ~&quot;;[$'master input'.C62];&quot;~, ~&quot;;[$'master input'.D62];&quot;~, ~&quot;;[$'master input'.E62];&quot;~, ~&quot;;[$'master input'.F62];&quot;~, ~&quot;;[$'master input'.G62];&quot;~, ~&quot;;[$'master input'.H62];&quot;~, ~&quot;;[$'master input'.I62];&quot;~, ~&quot;;[$'master input'.J62];&quot;~, ~&quot;;[$'master input'.K62];&quot;~ =&gt; ~-1~ // &quot;;[$'master input'.L6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3];&quot;  ~&quot;;[$'master input'.B63];&quot;~, ~&quot;;[$'master input'.C63];&quot;~, ~&quot;;[$'master input'.D63];&quot;~, ~&quot;;[$'master input'.E63];&quot;~, ~&quot;;[$'master input'.F63];&quot;~, ~&quot;;[$'master input'.G63];&quot;~, ~&quot;;[$'master input'.H63];&quot;~, ~&quot;;[$'master input'.I63];&quot;~, ~&quot;;[$'master input'.J63];&quot;~, ~&quot;;[$'master input'.K63];&quot;~ =&gt; ~-1~ // &quot;;[$'master input'.L6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4];&quot;  ~&quot;;[$'master input'.B64];&quot;~, ~&quot;;[$'master input'.C64];&quot;~, ~&quot;;[$'master input'.D64];&quot;~, ~&quot;;[$'master input'.E64];&quot;~, ~&quot;;[$'master input'.F64];&quot;~, ~&quot;;[$'master input'.G64];&quot;~, ~&quot;;[$'master input'.H64];&quot;~, ~&quot;;[$'master input'.I64];&quot;~, ~&quot;;[$'master input'.J64];&quot;~, ~&quot;;[$'master input'.K64];&quot;~ =&gt; ~-1~ // &quot;;[$'master input'.L6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5];&quot;  ~&quot;;[$'master input'.B65];&quot;~, ~&quot;;[$'master input'.C65];&quot;~, ~&quot;;[$'master input'.D65];&quot;~, ~&quot;;[$'master input'.E65];&quot;~, ~&quot;;[$'master input'.F65];&quot;~, ~&quot;;[$'master input'.G65];&quot;~, ~&quot;;[$'master input'.H65];&quot;~, ~&quot;;[$'master input'.I65];&quot;~, ~&quot;;[$'master input'.J65];&quot;~, ~&quot;;[$'master input'.K65];&quot;~ =&gt; ~-1~ // &quot;;[$'master input'.L6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6];&quot;  ~&quot;;[$'master input'.B66];&quot;~, ~&quot;;[$'master input'.C66];&quot;~, ~&quot;;[$'master input'.D66];&quot;~, ~&quot;;[$'master input'.E66];&quot;~, ~&quot;;[$'master input'.F66];&quot;~, ~&quot;;[$'master input'.G66];&quot;~, ~&quot;;[$'master input'.H66];&quot;~, ~&quot;;[$'master input'.I66];&quot;~, ~&quot;;[$'master input'.J66];&quot;~, ~&quot;;[$'master input'.K66];&quot;~ =&gt; ~-1~ // &quot;;[$'master input'.L6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7];&quot;  ~&quot;;[$'master input'.B67];&quot;~, ~&quot;;[$'master input'.C67];&quot;~, ~&quot;;[$'master input'.D67];&quot;~, ~&quot;;[$'master input'.E67];&quot;~, ~&quot;;[$'master input'.F67];&quot;~, ~&quot;;[$'master input'.G67];&quot;~, ~&quot;;[$'master input'.H67];&quot;~, ~&quot;;[$'master input'.I67];&quot;~, ~&quot;;[$'master input'.J67];&quot;~, ~&quot;;[$'master input'.K67];&quot;~ =&gt; ~-1~ // &quot;;[$'master input'.L6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8];&quot;  ~&quot;;[$'master input'.B68];&quot;~, ~&quot;;[$'master input'.C68];&quot;~, ~&quot;;[$'master input'.D68];&quot;~, ~&quot;;[$'master input'.E68];&quot;~, ~&quot;;[$'master input'.F68];&quot;~, ~&quot;;[$'master input'.G68];&quot;~, ~&quot;;[$'master input'.H68];&quot;~, ~&quot;;[$'master input'.I68];&quot;~, ~&quot;;[$'master input'.J68];&quot;~, ~&quot;;[$'master input'.K68];&quot;~ =&gt; ~-1~ // &quot;;[$'master input'.L6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69];&quot;  ~&quot;;[$'master input'.B69];&quot;~, ~&quot;;[$'master input'.C69];&quot;~, ~&quot;;[$'master input'.D69];&quot;~, ~&quot;;[$'master input'.E69];&quot;~, ~&quot;;[$'master input'.F69];&quot;~, ~&quot;;[$'master input'.G69];&quot;~, ~&quot;;[$'master input'.H69];&quot;~, ~&quot;;[$'master input'.I69];&quot;~, ~&quot;;[$'master input'.J69];&quot;~, ~&quot;;[$'master input'.K69];&quot;~ =&gt; ~-1~ // &quot;;[$'master input'.L6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0];&quot;  ~&quot;;[$'master input'.B70];&quot;~, ~&quot;;[$'master input'.C70];&quot;~, ~&quot;;[$'master input'.D70];&quot;~, ~&quot;;[$'master input'.E70];&quot;~, ~&quot;;[$'master input'.F70];&quot;~, ~&quot;;[$'master input'.G70];&quot;~, ~&quot;;[$'master input'.H70];&quot;~, ~&quot;;[$'master input'.I70];&quot;~, ~&quot;;[$'master input'.J70];&quot;~, ~&quot;;[$'master input'.K70];&quot;~ =&gt; ~-1~ // &quot;;[$'master input'.L7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1];&quot;  ~&quot;;[$'master input'.B71];&quot;~, ~&quot;;[$'master input'.C71];&quot;~, ~&quot;;[$'master input'.D71];&quot;~, ~&quot;;[$'master input'.E71];&quot;~, ~&quot;;[$'master input'.F71];&quot;~, ~&quot;;[$'master input'.G71];&quot;~, ~&quot;;[$'master input'.H71];&quot;~, ~&quot;;[$'master input'.I71];&quot;~, ~&quot;;[$'master input'.J71];&quot;~, ~&quot;;[$'master input'.K71];&quot;~ =&gt; ~-1~ // &quot;;[$'master input'.L7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2];&quot;  ~&quot;;[$'master input'.B72];&quot;~, ~&quot;;[$'master input'.C72];&quot;~, ~&quot;;[$'master input'.D72];&quot;~, ~&quot;;[$'master input'.E72];&quot;~, ~&quot;;[$'master input'.F72];&quot;~, ~&quot;;[$'master input'.G72];&quot;~, ~&quot;;[$'master input'.H72];&quot;~, ~&quot;;[$'master input'.I72];&quot;~, ~&quot;;[$'master input'.J72];&quot;~, ~&quot;;[$'master input'.K72];&quot;~ =&gt; ~-1~ // &quot;;[$'master input'.L7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3];&quot;  ~&quot;;[$'master input'.B73];&quot;~, ~&quot;;[$'master input'.C73];&quot;~, ~&quot;;[$'master input'.D73];&quot;~, ~&quot;;[$'master input'.E73];&quot;~, ~&quot;;[$'master input'.F73];&quot;~, ~&quot;;[$'master input'.G73];&quot;~, ~&quot;;[$'master input'.H73];&quot;~, ~&quot;;[$'master input'.I73];&quot;~, ~&quot;;[$'master input'.J73];&quot;~, ~&quot;;[$'master input'.K73];&quot;~ =&gt; ~-1~ // &quot;;[$'master input'.L7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4];&quot;  ~&quot;;[$'master input'.B74];&quot;~, ~&quot;;[$'master input'.C74];&quot;~, ~&quot;;[$'master input'.D74];&quot;~, ~&quot;;[$'master input'.E74];&quot;~, ~&quot;;[$'master input'.F74];&quot;~, ~&quot;;[$'master input'.G74];&quot;~, ~&quot;;[$'master input'.H74];&quot;~, ~&quot;;[$'master input'.I74];&quot;~, ~&quot;;[$'master input'.J74];&quot;~, ~&quot;;[$'master input'.K74];&quot;~ =&gt; ~-1~ // &quot;;[$'master input'.L7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5];&quot;  ~&quot;;[$'master input'.B75];&quot;~, ~&quot;;[$'master input'.C75];&quot;~, ~&quot;;[$'master input'.D75];&quot;~, ~&quot;;[$'master input'.E75];&quot;~, ~&quot;;[$'master input'.F75];&quot;~, ~&quot;;[$'master input'.G75];&quot;~, ~&quot;;[$'master input'.H75];&quot;~, ~&quot;;[$'master input'.I75];&quot;~, ~&quot;;[$'master input'.J75];&quot;~, ~&quot;;[$'master input'.K75];&quot;~ =&gt; ~-1~ // &quot;;[$'master input'.L7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6];&quot;  ~&quot;;[$'master input'.B76];&quot;~, ~&quot;;[$'master input'.C76];&quot;~, ~&quot;;[$'master input'.D76];&quot;~, ~&quot;;[$'master input'.E76];&quot;~, ~&quot;;[$'master input'.F76];&quot;~, ~&quot;;[$'master input'.G76];&quot;~, ~&quot;;[$'master input'.H76];&quot;~, ~&quot;;[$'master input'.I76];&quot;~, ~&quot;;[$'master input'.J76];&quot;~, ~&quot;;[$'master input'.K76];&quot;~ =&gt; ~-1~ // &quot;;[$'master input'.L7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7];&quot;  ~&quot;;[$'master input'.B77];&quot;~, ~&quot;;[$'master input'.C77];&quot;~, ~&quot;;[$'master input'.D77];&quot;~, ~&quot;;[$'master input'.E77];&quot;~, ~&quot;;[$'master input'.F77];&quot;~, ~&quot;;[$'master input'.G77];&quot;~, ~&quot;;[$'master input'.H77];&quot;~, ~&quot;;[$'master input'.I77];&quot;~, ~&quot;;[$'master input'.J77];&quot;~, ~&quot;;[$'master input'.K77];&quot;~ =&gt; ~-1~ // &quot;;[$'master input'.L7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8];&quot;  ~&quot;;[$'master input'.B78];&quot;~, ~&quot;;[$'master input'.C78];&quot;~, ~&quot;;[$'master input'.D78];&quot;~, ~&quot;;[$'master input'.E78];&quot;~, ~&quot;;[$'master input'.F78];&quot;~, ~&quot;;[$'master input'.G78];&quot;~, ~&quot;;[$'master input'.H78];&quot;~, ~&quot;;[$'master input'.I78];&quot;~, ~&quot;;[$'master input'.J78];&quot;~, ~&quot;;[$'master input'.K78];&quot;~ =&gt; ~-1~ // &quot;;[$'master input'.L78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79];&quot;  ~&quot;;[$'master input'.B79];&quot;~, ~&quot;;[$'master input'.C79];&quot;~, ~&quot;;[$'master input'.D79];&quot;~, ~&quot;;[$'master input'.E79];&quot;~, ~&quot;;[$'master input'.F79];&quot;~, ~&quot;;[$'master input'.G79];&quot;~, ~&quot;;[$'master input'.H79];&quot;~, ~&quot;;[$'master input'.I79];&quot;~, ~&quot;;[$'master input'.J79];&quot;~, ~&quot;;[$'master input'.K79];&quot;~ =&gt; ~-1~ // &quot;;[$'master input'.L79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0];&quot;  ~&quot;;[$'master input'.B80];&quot;~, ~&quot;;[$'master input'.C80];&quot;~, ~&quot;;[$'master input'.D80];&quot;~, ~&quot;;[$'master input'.E80];&quot;~, ~&quot;;[$'master input'.F80];&quot;~, ~&quot;;[$'master input'.G80];&quot;~, ~&quot;;[$'master input'.H80];&quot;~, ~&quot;;[$'master input'.I80];&quot;~, ~&quot;;[$'master input'.J80];&quot;~, ~&quot;;[$'master input'.K80];&quot;~ =&gt; ~-1~ // &quot;;[$'master input'.L80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1];&quot;  ~&quot;;[$'master input'.B81];&quot;~, ~&quot;;[$'master input'.C81];&quot;~, ~&quot;;[$'master input'.D81];&quot;~, ~&quot;;[$'master input'.E81];&quot;~, ~&quot;;[$'master input'.F81];&quot;~, ~&quot;;[$'master input'.G81];&quot;~, ~&quot;;[$'master input'.H81];&quot;~, ~&quot;;[$'master input'.I81];&quot;~, ~&quot;;[$'master input'.J81];&quot;~, ~&quot;;[$'master input'.K81];&quot;~ =&gt; ~-1~ // &quot;;[$'master input'.L81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2];&quot;  ~&quot;;[$'master input'.B82];&quot;~, ~&quot;;[$'master input'.C82];&quot;~, ~&quot;;[$'master input'.D82];&quot;~, ~&quot;;[$'master input'.E82];&quot;~, ~&quot;;[$'master input'.F82];&quot;~, ~&quot;;[$'master input'.G82];&quot;~, ~&quot;;[$'master input'.H82];&quot;~, ~&quot;;[$'master input'.I82];&quot;~, ~&quot;;[$'master input'.J82];&quot;~, ~&quot;;[$'master input'.K82];&quot;~ =&gt; ~-1~ // &quot;;[$'master input'.L82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3];&quot;  ~&quot;;[$'master input'.B83];&quot;~, ~&quot;;[$'master input'.C83];&quot;~, ~&quot;;[$'master input'.D83];&quot;~, ~&quot;;[$'master input'.E83];&quot;~, ~&quot;;[$'master input'.F83];&quot;~, ~&quot;;[$'master input'.G83];&quot;~, ~&quot;;[$'master input'.H83];&quot;~, ~&quot;;[$'master input'.I83];&quot;~, ~&quot;;[$'master input'.J83];&quot;~, ~&quot;;[$'master input'.K83];&quot;~ =&gt; ~-1~ // &quot;;[$'master input'.L83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4];&quot;  ~&quot;;[$'master input'.B84];&quot;~, ~&quot;;[$'master input'.C84];&quot;~, ~&quot;;[$'master input'.D84];&quot;~, ~&quot;;[$'master input'.E84];&quot;~, ~&quot;;[$'master input'.F84];&quot;~, ~&quot;;[$'master input'.G84];&quot;~, ~&quot;;[$'master input'.H84];&quot;~, ~&quot;;[$'master input'.I84];&quot;~, ~&quot;;[$'master input'.J84];&quot;~, ~&quot;;[$'master input'.K84];&quot;~ =&gt; ~-1~ // &quot;;[$'master input'.L84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5];&quot;  ~&quot;;[$'master input'.B85];&quot;~, ~&quot;;[$'master input'.C85];&quot;~, ~&quot;;[$'master input'.D85];&quot;~, ~&quot;;[$'master input'.E85];&quot;~, ~&quot;;[$'master input'.F85];&quot;~, ~&quot;;[$'master input'.G85];&quot;~, ~&quot;;[$'master input'.H85];&quot;~, ~&quot;;[$'master input'.I85];&quot;~, ~&quot;;[$'master input'.J85];&quot;~, ~&quot;;[$'master input'.K85];&quot;~ =&gt; ~-1~ // &quot;;[$'master input'.L85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6];&quot;  ~&quot;;[$'master input'.B86];&quot;~, ~&quot;;[$'master input'.C86];&quot;~, ~&quot;;[$'master input'.D86];&quot;~, ~&quot;;[$'master input'.E86];&quot;~, ~&quot;;[$'master input'.F86];&quot;~, ~&quot;;[$'master input'.G86];&quot;~, ~&quot;;[$'master input'.H86];&quot;~, ~&quot;;[$'master input'.I86];&quot;~, ~&quot;;[$'master input'.J86];&quot;~, ~&quot;;[$'master input'.K86];&quot;~ =&gt; ~-1~ // &quot;;[$'master input'.L86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  <table:table-row table:style-name="ro1">
          <table:table-cell table:formula="of:=CONCATENATE([$'master input'.A87];&quot;  ~&quot;;[$'master input'.B87];&quot;~, ~&quot;;[$'master input'.C87];&quot;~, ~&quot;;[$'master input'.D87];&quot;~, ~&quot;;[$'master input'.E87];&quot;~, ~&quot;;[$'master input'.F87];&quot;~, ~&quot;;[$'master input'.G87];&quot;~, ~&quot;;[$'master input'.H87];&quot;~, ~&quot;;[$'master input'.I87];&quot;~, ~&quot;;[$'master input'.J87];&quot;~, ~&quot;;[$'master input'.K87];&quot;~ =&gt; ~-1~ // &quot;;[$'master input'.L87])" office:value-type="string" office:string-value="  ~~, ~~, ~~, ~~, ~~, ~~, ~~, ~~, ~~, ~~ =&gt; ~-1~ // " calcext:value-type="string">
            <text:p><text:s text:c="2"/>~~, ~~, ~~, ~~, ~~, ~~, ~~, ~~, ~~, ~~ =&gt; ~-1~ // </text:p>
          </table:table-cell>
        </table:table-row>
      </table:table>
      <table:named-expressions/>
      <table:database-ranges>
        <table:database-range table:name="__Anonymous_Sheet_DB__0" table:target-range-address="'master input'.A1:'master input'.AMJ1048576">
          <table:sort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04:33:12.41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4:19:14.406000000</meta:creation-date>
    <dc:date>2024-02-03T04:34:16.753000000</dc:date>
    <meta:editing-duration>P1DT6H43M54S</meta:editing-duration>
    <meta:editing-cycles>32</meta:editing-cycles>
    <meta:generator>LibreOffice/7.2.1.2$Windows_X86_64 LibreOffice_project/87b77fad49947c1441b67c559c339af8f3517e22</meta:generator>
    <meta:document-statistic meta:table-count="2" meta:cell-count="207" meta:object-count="0"/>
  </office:meta>
</office:document-meta>
</file>